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rsid="000b2c8d" officeooo:paragraph-rsid="000b2c8d"/>
    </style:style>
    <style:style style:name="P4" style:family="paragraph" style:parent-style-name="Text_20_body">
      <style:paragraph-properties fo:text-align="start" style:justify-single-word="false"/>
      <style:text-properties officeooo:rsid="000c7b15" officeooo:paragraph-rsid="000c7b15"/>
    </style:style>
    <style:style style:name="P5" style:family="paragraph" style:parent-style-name="Text_20_body">
      <style:text-properties officeooo:rsid="000c7b15" officeooo:paragraph-rsid="000c7b15"/>
    </style:style>
    <style:style style:name="T1" style:family="text">
      <style:text-properties officeooo:rsid="000c7b15"/>
    </style:style>
    <style:style style:name="T2" style:family="text">
      <style:text-properties officeooo:rsid="000e15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he Tournament Handbook Project</text:h>
      <text:p text:style-name="P2"/>
      <text:p text:style-name="P3">The original goal of the tournament handbook project was to provide a Marshal-in-Charge (MiC) a set of tools for accurately estimating the length of an SCA tournament (either Armored Combat or Rapier) based on the format, number of fighters, and number of fields. <text:s/>Since tournaments are a mainstay activity at many events, these tools would help prevent scheduling problems since a MiC could provide the autocrat with tournament times based on existing formats and resources. <text:s/>Conversely, the MiC could work backwards from a predetermined block of time to see what tournament formats would be viable or what resouces would be required (fields, marshals, etc).</text:p>
      <text:p text:style-name="P3"/>
      <text:p text:style-name="P3">As the project progressed, the scope of the project increased. <text:s/>The original handbook was split into two separate volumes because the background material on tournament formats included in the handbook was <text:span text:style-name="T1">rapidly increasing in size and obscuring the scope of scheduling tools. <text:s/>Thus, Volume 0 and Volume 1 were born. <text:s/>Volume 0 concentrates on describing the various tournament formats and conventions common to SCA tournaments. <text:s/>Volume 1 is the original handbook and concentrats on scheduling tournaments.</text:span></text:p>
      <text:p text:style-name="P3"/>
      <text:p text:style-name="P4">At this point, the mathematical models used to provide time estimates for Volume 1 were implemented as computer simulations. <text:s/>A by-product on the the implementation was the need to determine bout pairings for virtual tournaments. <text:s/>Resarch and investigation of bout pairings was included in Volume 1 as an appendix but eventually split out into a third volume, Volume 2. <text:s/><text:span text:style-name="T2">This volume is geared towards the Minister of the List (MoL) and providing them tools for generating good bout pairings.</text:span></text:p>
      <text:p text:style-name="P4"/>
      <text:p text:style-name="P4">Currently, all three volumes are works in progress with Volume 0 being the closest to completion. <text:s/></text:p>
      <text:p text:style-name="P4"/>
      <text:h text:style-name="Heading_20_3" text:outline-level="3">Volume 0: Glossary, Conventions, and Taxonomy</text:h>
      <text:p text:style-name="P5">This volume is about 90% complete with the remaining work focusing on editing and citations.</text:p>
      <text:h text:style-name="Heading_20_3" text:outline-level="3">Volume 1: Tournament Scheduling</text:h>
      <text:p text:style-name="P5">This volume is about 50% complete. <text:s/>The bulk of the the remaining work is refining the tournament models to take into account heraldry, finishing the modeling of multi-stage tournaments, and testing the worksheets to verify accuracy.</text:p>
      <text:h text:style-name="Heading_20_3" text:outline-level="3">Volume 2: Bout Pairings</text:h>
      <text:p text:style-name="P5">The volume is about 30% complete. <text:s/>The bulk of the remaing work is adding the bout pairing methods for elimination tournaments (bracket<text:span text:style-name="T2">s</text:span> vs continu<text:span text:style-name="T2">al randomization) and multi-stage tournaments, finishing the modeling of shuffles, and expanding nearly all the tournament exampl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45S</meta:editing-duration>
    <meta:editing-cycles>3</meta:editing-cycles>
    <meta:generator>LibreOffice/4.4.4.3$Windows_x86 LibreOffice_project/2c39ebcf046445232b798108aa8a7e7d89552ea8</meta:generator>
    <dc:date>2016-10-15T09:22:11.590000000</dc:date>
    <meta:document-statistic meta:table-count="0" meta:image-count="0" meta:object-count="0" meta:page-count="1" meta:paragraph-count="11" meta:word-count="384" meta:character-count="2488" meta:non-whitespace-character-count="2102"/>
    <meta:user-defined meta:name="Info 1"/>
    <meta:user-defined meta:name="Info 2"/>
    <meta:user-defined meta:name="Info 3"/>
    <meta:user-defined meta:name="Info 4"/>
  </office:meta>
</office:document-meta>
</file>